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Times New Roman1" svg:font-family="'Times New Roman', 'Times New Roman'" style:font-family-generic="roman" style:font-pitch="variable"/>
    <style:font-face style:name="Arial" svg:font-family="Arial" style:font-family-generic="swiss" style:font-pitch="variable"/>
    <style:font-face style:name="Calibri" svg:font-family="Calibri, 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port java.awt.FlowLayout;</text:p>
      <text:p text:style-name="Standard">import java.awt.event.ActionEvent;</text:p>
      <text:p text:style-name="Standard">import java.awt.event.ActionListener;</text:p>
      <text:p text:style-name="Standard">import javax.swing.JButton;</text:p>
      <text:p text:style-name="Standard">import javax.swing.JFrame;</text:p>
      <text:p text:style-name="Standard">import javax.swing.JLabel;</text:p>
      <text:p text:style-name="Standard">import javax.swing.JTextField;</text:p>
      <text:p text:style-name="Standard"/>
      <text:p text:style-name="Standard">public class GradeCalculator {</text:p>
      <text:p text:style-name="Standard">    private JFrame frame;</text:p>
      <text:p text:style-name="Standard">    private JTextField midtermField;</text:p>
      <text:p text:style-name="Standard">    private JTextField finalField;</text:p>
      <text:p text:style-name="Standard">    private JLabel resultLabel;</text:p>
      <text:p text:style-name="Standard"/>
      <text:p text:style-name="Standard">    public GradeCalculator() {</text:p>
      <text:p text:style-name="Standard">        frame = new JFrame("Grade Calculator");</text:p>
      <text:p text:style-name="Standard">        frame.setDefaultCloseOperation(JFrame.EXIT_ON_CLOSE);</text:p>
      <text:p text:style-name="Standard">        frame.setLayout(new FlowLayout());</text:p>
      <text:p text:style-name="Standard"/>
      <text:p text:style-name="Standard">        JLabel midtermLabel = new JLabel("Midterm Exam:");</text:p>
      <text:p text:style-name="Standard">        midtermField = new JTextField(15);</text:p>
      <text:p text:style-name="Standard"/>
      <text:p text:style-name="Standard">        JLabel finalLabel = new JLabel("Final Exam:");</text:p>
      <text:p text:style-name="Standard">        finalField = new JTextField(15);</text:p>
      <text:p text:style-name="Standard"/>
      <text:p text:style-name="Standard"><text:soft-page-break/>        JButton calculateButton = new JButton("Calculate");</text:p>
      <text:p text:style-name="Standard">        calculateButton.addActionListener(new ButtonClickListener());</text:p>
      <text:p text:style-name="Standard"/>
      <text:p text:style-name="Standard">        resultLabel = new JLabel();</text:p>
      <text:p text:style-name="Standard"/>
      <text:p text:style-name="Standard">        frame.add(midtermLabel);</text:p>
      <text:p text:style-name="Standard">        frame.add(midtermField);</text:p>
      <text:p text:style-name="Standard">        frame.add(finalLabel);</text:p>
      <text:p text:style-name="Standard">        frame.add(finalField);</text:p>
      <text:p text:style-name="Standard">        frame.add(calculateButton);</text:p>
      <text:p text:style-name="Standard">        frame.add(resultLabel);</text:p>
      <text:p text:style-name="Standard"/>
      <text:p text:style-name="Standard">        frame.pack();</text:p>
      <text:p text:style-name="Standard">        frame.setVisible(true);</text:p>
      <text:p text:style-name="Standard">    }</text:p>
      <text:p text:style-name="Standard"/>
      <text:p text:style-name="Standard">    private class ButtonClickListener implements ActionListener {</text:p>
      <text:p text:style-name="Standard">        public void actionPerformed(ActionEvent event) {</text:p>
      <text:p text:style-name="Standard">            // Acquire the midterm exam score</text:p>
      <text:p text:style-name="Standard">            double midtermScore = Double.parseDouble(midtermField.getText());</text:p>
      <text:p text:style-name="Standard"/>
      <text:p text:style-name="Standard">            // Acquire the final exam score</text:p>
      <text:p text:style-name="Standard">            double finalScore = Double.parseDouble(finalField.getText());</text:p>
      <text:p text:style-name="Standard"/>
      <text:p text:style-name="Standard">            // Calculate the total score</text:p>
      <text:p text:style-name="Standard"><text:soft-page-break/>            double totalScore = midtermScore + finalScore;</text:p>
      <text:p text:style-name="Standard"/>
      <text:p text:style-name="Standard">            // Calculate the grade based on the total score</text:p>
      <text:p text:style-name="Standard">            String letterGrade;</text:p>
      <text:p text:style-name="Standard">            if (totalScore &gt;= 90) {</text:p>
      <text:p text:style-name="Standard">                letterGrade = "A";</text:p>
      <text:p text:style-name="Standard">            } else if (totalScore &gt;= 80) {</text:p>
      <text:p text:style-name="Standard">                letterGrade = "B";</text:p>
      <text:p text:style-name="Standard">            } else if (totalScore &gt;= 70) {</text:p>
      <text:p text:style-name="Standard">                letterGrade = "C";</text:p>
      <text:p text:style-name="Standard">            } else if (totalScore &gt;= 60) {</text:p>
      <text:p text:style-name="Standard">                letterGrade = "D";</text:p>
      <text:p text:style-name="Standard">            } else {</text:p>
      <text:p text:style-name="Standard">                letterGrade = "F";</text:p>
      <text:p text:style-name="Standard">            }</text:p>
      <text:p text:style-name="Standard"/>
      <text:p text:style-name="Standard">            // this show the grade and total score</text:p>
      <text:p text:style-name="Standard">            resultLabel.setText("Grade: " + letterGrade + "     Total Score: " + totalScore);</text:p>
      <text:p text:style-name="Standard">        }</text:p>
      <text:p text:style-name="Standard">    }</text:p>
      <text:p text:style-name="Standard"/>
      <text:p text:style-name="Standard">    public static void main(String[] args) {</text:p>
      <text:p text:style-name="Standard">        new GradeCalculator();</text:p>
      <text:p text:style-name="Standard">    }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Times New Roman1" svg:font-family="'Times New Roman', 'Times New Roman'" style:font-family-generic="roman" style:font-pitch="variable"/>
    <style:font-face style:name="Arial" svg:font-family="Arial" style:font-family-generic="swiss" style:font-pitch="variable"/>
    <style:font-face style:name="Calibri" svg:font-family="Calibri, 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orphans="2" fo:widows="2" style:writing-mode="lr-tb"/>
      <style:text-properties style:use-window-font-color="true" style:font-name="Calibri" fo:font-size="11pt" fo:language="en" fo:country="US" style:font-name-asian="SimSun1" style:font-size-asian="11pt" style:language-asian="zh" style:country-asian="CN" style:font-name-complex="Times New Roman1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efault_20_Paragraph_20_Font" style:display-name="Default Paragraph Font" style:family="text">
      <style:text-properties style:font-name="Calibri" style:font-name-asian="SimSun1" style:font-name-complex="Times New Roman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nfinix X657</meta:initial-creator>
    <meta:creation-date>2023-09-19T15:22:04</meta:creation-date>
    <dc:date>2024-03-18T00:32:46.85</dc:date>
    <meta:editing-duration>P15824DT17H31M44S</meta:editing-duration>
    <meta:document-statistic meta:table-count="0" meta:image-count="0" meta:object-count="0" meta:page-count="3" meta:paragraph-count="61" meta:word-count="210" meta:character-count="2295"/>
    <meta:generator>OpenOffice/4.1.13$Win32 OpenOffice.org_project/4113m1$Build-9810</meta:generator>
  </office:meta>
</office:document-meta>
</file>